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font-size="14pt" style:font-size-asian="14pt" style:font-size-complex="14pt"/>
    </style:style>
    <style:style style:name="T1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3cm" draw:z-index="0"><draw:image xlink:href="../../odt/images/005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ический котанген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79cm" draw:z-index="0"><draw:image xlink:href="../../odt/images/0054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возвращает выходное значение, вычисленное по формуле:</text:p>
            <text:p text:style-name="P5"><draw:frame draw:style-name="fr3" draw:name="Объект1" text:anchor-type="as-char" svg:width="5.082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9">амплитуда, круговая частота и фаза</text:span>,</text:p>
            <text:p text:style-name="P4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9">й и выходной сигналы.</text:span></text:p>
            <text:p text:style-name="P4"><text:span text:style-name="T10">Свойства</text:span><text:span text:style-name="T9">:</text:span></text:p>
            <text:list xml:id="list3671580428903495056" text:style-name="L1">
              <text:list-item>
                <text:p text:style-name="P6"><text:span text:style-name="T11">Амп</text:span><text:span text:style-name="T2">литуда – коэффициент</text:span><text:span text:style-name="T2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2">.</text:span></text:p>
              </text:list-item>
              <text:list-item>
                <text:p text:style-name="P6"><text:span text:style-name="T2">Частота – коэффициент</text:span><text:span text:style-name="T2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        </text:list-item>
              <text:list-item>
                <text:p text:style-name="P6"><text:span text:style-name="T1">Фаза</text:span><text:span text:style-name="T2"> – коэффициент</text:span><text:span text:style-name="T2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2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2">Примечани</text:span><text:span text:style-name="T10">я</text:span>:</text:p>
            <text:list xml:id="list969890177152448864" text:style-name="L2">
              <text:list-item>
                <text:p text:style-name="P7">По умолчанию данный блок реализует гиперболическое котангенциальное<text:span text:style-name="T9"> </text:span>преобразование входного <text:span text:style-name="T13">скалярного</text:span> сигнала с<text:span text:style-name="T9">о свойствами </text:span><draw:frame draw:style-name="fr3" draw:name="Object2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8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тангенс</dc:title>
    <dc:date>2012-03-30T20:19:13.04</dc:date>
    <meta:generator>OpenOffice_Beta/4.1.0$Win32 OpenOffice.org_project/410m14$Build-9760</meta:generator>
    <meta:editing-duration>PT2H28M14S</meta:editing-duration>
    <meta:editing-cycles>150</meta:editing-cycles>
    <meta:document-statistic meta:table-count="1" meta:image-count="2" meta:object-count="7" meta:page-count="1" meta:paragraph-count="18" meta:word-count="106" meta:character-count="73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t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t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